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54f" officeooo:paragraph-rsid="0015e54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e54f" officeooo:paragraph-rsid="0015e54f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5e54f" officeooo:paragraph-rsid="0015e54f" style:font-weight-asian="normal" style:font-weight-complex="normal"/>
    </style:style>
    <style:style style:name="P4" style:family="paragraph" style:parent-style-name="Standard">
      <style:text-properties officeooo:rsid="00169106" officeooo:paragraph-rsid="00169106"/>
    </style:style>
    <style:style style:name="T1" style:family="text">
      <style:text-properties officeooo:rsid="001691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8p<text:span text:style-name="T1">2</text:span> – Psuedocode</text:p>
      <text:p text:style-name="P3"/>
      <text:p text:style-name="P4">tableSize = int (input ('Please insert table size:')) //takes user input and asigns to tableSize</text:p>
      <text:p text:style-name="P4">i = 1 //sets value 1 to variable</text:p>
      <text:p text:style-name="P4"/>
      <text:p text:style-name="P4">while i &lt;= tableSize: //while the size of the table is 1 or more.</text:p>
      <text:p text:style-name="P4"><text:s text:c="4"/>J = 1 //j variable is 1.</text:p>
      <text:p text:style-name="P4"><text:s text:c="4"/>while j &lt;= tableSize: //while j variable is smaller than table size increment j by 1</text:p>
      <text:p text:style-name="P4"><text:s text:c="8"/>print (i * j, "" ,end = "") //prints variable i by j and increments each time by 1 (next line)</text:p>
      <text:p text:style-name="P4"><text:s text:c="8"/>j += 1</text:p>
      <text:p text:style-name="P4"><text:s text:c="4"/>print()</text:p>
      <text:p text:style-name="P4"><text:s text:c="4"/>i += 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6:39:30.652587269</meta:creation-date>
    <meta:generator>LibreOffice/5.1.4.2$Linux_X86_64 LibreOffice_project/10m0$Build-2</meta:generator>
    <dc:date>2016-10-20T16:47:44.979468118</dc:date>
    <meta:editing-duration>PT7M25S</meta:editing-duration>
    <meta:editing-cycles>2</meta:editing-cycles>
    <meta:document-statistic meta:table-count="0" meta:image-count="0" meta:object-count="0" meta:page-count="1" meta:paragraph-count="10" meta:word-count="90" meta:character-count="463" meta:non-whitespace-character-count="350"/>
  </office:meta>
</office:document-meta>
</file>